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Query: 1 <text:s text:c="2"/>MIPDRNTRSRKAPCW<text:span text:style-name="T1">RPRSLRQQ</text:span>XXXXXXXXXXXXXXXXXXXXXXXXXXXXXAM<text:span text:style-name="T1">NDAE</text:span>LV 60</text:p>
      <text:p text:style-name="Preformatted_20_Text"><text:s text:c="11"/>MIPDRNTRSRKAPCWRPRSLRQQ <text:s text:c="28"/>AMNDAELV</text:p>
      <text:p text:style-name="Preformatted_20_Text">Sbjct: 1 <text:s text:c="2"/>MIPDRNTRSRKAPCWRPRSLRQQLLLGVLAVVTVVLVAVGVVSVLSLSGYVTAMNDAELV 60</text:p>
      <text:p text:style-name="Preformatted_20_Text"/>
      <text:p text:style-name="Preformatted_20_Text">Query: 61 <text:s/>ESLHALN<text:span text:style-name="T1">HSY</text:span>T<text:span text:style-name="T1">RYR</text:span>DSAQTSTPTGNLPMSQAVLEFT<text:span text:style-name="T1">GQTPGNLIAV</text:span>LH<text:span text:style-name="T1">DGVV</text:span>IGSAVFS<text:span text:style-name="T1">E</text:span> 120</text:p>
      <text:p text:style-name="Preformatted_20_Text"><text:s text:c="11"/>ESLHALNHSYTRYRDSAQTSTPTGNLPMSQAVLEFTGQTPGNLIAVLHDGVVIGSAVFSE</text:p>
      <text:p text:style-name="Preformatted_20_Text">Sbjct: 61 <text:s/>ESLHALNHSYTRYRDSAQTSTPTGNLPMSQAVLEFTGQTPGNLIAVLHDGVVIGSAVFSE 120</text:p>
      <text:p text:style-name="Preformatted_20_Text"/>
      <text:p text:style-name="Preformatted_20_Text">Query: 121 <text:span text:style-name="T1">DGA</text:span>RPAPPDVIRAIE<text:span text:style-name="T1">AQV</text:span>WDGGPPRVES<text:span text:style-name="T1">LGSLGAYQV</text:span>DSSAAGADRLF<text:span text:style-name="T1">VGVSLS</text:span>LANQII 180</text:p>
      <text:p text:style-name="Preformatted_20_Text"><text:s text:c="11"/>DGARPAPPDVIRAIEAQVWDGGPPRVESLGSLGAYQVDSSAAGADRLFVGVSLSLANQII</text:p>
      <text:p text:style-name="Preformatted_20_Text">Sbjct: 121 DGARPAPPDVIRAIEAQVWDGGPPRVESLGSLGAYQVDSSAAGADRLFVGVSLSLANQII 180</text:p>
      <text:p text:style-name="Preformatted_20_Text"/>
      <text:p text:style-name="Preformatted_20_Text">Query: 181 ARKKXXXXXXXXXXXXXXXXXXXXXXGYAL<text:span text:style-name="T1">RPL</text:span>XXXXXXXXXXXXMPLTDDDHQISVRVR 240</text:p>
      <text:p text:style-name="Preformatted_20_Text"><text:s text:c="11"/>ARKK <text:s text:c="21"/>GYALRPL <text:s text:c="11"/>MPLTDDDHQISVRVR</text:p>
      <text:p text:style-name="Preformatted_20_Text">Sbjct: 181 ARKKVTTVALVGAALVVTAALTVWVVGYALRPLRRVAATAAEVATMPLTDDDHQISVRVR 240</text:p>
      <text:p text:style-name="Preformatted_20_Text"/>
      <text:p text:style-name="Preformatted_20_Text">Query: 241 PG<text:span text:style-name="T1">DTDP</text:span>DN<text:span text:style-name="T1">EVG</text:span>IVGHTLNR<text:span text:style-name="T1">LLDNV</text:span>DGALAHRVDSDLR<text:span text:style-name="T1">MRQF</text:span>IT<text:span text:style-name="T1">DASHELRTPL</text:span>AA<text:span text:style-name="T1">IQGYA</text:span> 300</text:p>
      <text:p text:style-name="Preformatted_20_Text"><text:s text:c="11"/>PGDTDPDNEVGIVGHTLNRLLDNVDGALAHRVDSDLRMRQFITDASHELRTPLAAIQGYA</text:p>
      <text:p text:style-name="Preformatted_20_Text">Sbjct: 241 PGDTDPDNEVGIVGHTLNRLLDNVDGALAHRVDSDLRMRQFITDASHELRTPLAAIQGYA 300</text:p>
      <text:p text:style-name="Preformatted_20_Text"/>
      <text:p text:style-name="Preformatted_20_Text">Query: 301 <text:span text:style-name="T1">ELTR</text:span>QDSSDLPPTTE<text:span text:style-name="T1">YAL</text:span>A<text:span text:style-name="T1">RIESEA</text:span>R<text:span text:style-name="T1">RMT</text:span>XXXXXXXXXXXXXXXXXXXXXXXXXXXXVIX 360</text:p>
      <text:p text:style-name="Preformatted_20_Text"><text:s text:c="11"/>ELTRQDSSDLPPTTEYALARIESEARRMT <text:s text:c="27"/>VI </text:p>
      <text:p text:style-name="Preformatted_20_Text">Sbjct: 301 ELTRQDSSDLPPTTEYALARIESEARRMTLLVDELLLLSRLSEGEDLETEDLDLTDLVIN 360</text:p>
      <text:p text:style-name="Preformatted_20_Text"/>
      <text:p text:style-name="Preformatted_20_Text">Query: 361 XXXXXXXXXPTHRWVKN<text:span text:style-name="T1">LPDEP</text:span>VWVNGDHA<text:span text:style-name="T1">RLHQLV</text:span>S<text:span text:style-name="T1">NLL</text:span>TNAWVHTQPGV<text:span text:style-name="T1">TVT</text:span>IGITCH 420</text:p>
      <text:p text:style-name="Preformatted_20_Text"><text:s text:c="20"/>PTHRWVKNLPDEPVWVNGDHARLHQLVSNLLTNAWVHTQPGVTVTIGITCH</text:p>
      <text:p text:style-name="Preformatted_20_Text">Sbjct: 361 AVNDAAVAAPTHRWVKNLPDEPVWVNGDHARLHQLVSNLLTNAWVHTQPGVTVTIGITCH 420</text:p>
      <text:p text:style-name="Preformatted_20_Text"/>
      <text:p text:style-name="Preformatted_20_Text">Query: 421 RTGPNAPCV<text:span text:style-name="T1">ELSVTDDGP</text:span>DIDPEILPH<text:span text:style-name="T1">LFDRFVR</text:span>ASKSRSNGS<text:span text:style-name="T1">GHGLGLAIV</text:span>SSIVKAHR 480</text:p>
      <text:p text:style-name="Preformatted_20_Text"><text:s text:c="11"/>RTGPNAPCVELSVTDDGPDIDPEILPHLFDRFVRASKSRSNGSGHGLGLAIVSSIVKAHR</text:p>
      <text:p text:style-name="Preformatted_20_Text">Sbjct: 421 RTGPNAPCVELSVTDDGPDIDPEILPHLFDRFVRASKSRSNGSGHGLGLAIVSSIVKAHR 480</text:p>
      <text:p text:style-name="Preformatted_20_Text"/>
      <text:p text:style-name="Preformatted_20_Text">Query: 481 GSVTAESGNG<text:span text:style-name="T1">QTVFRVRLPM</text:span>IEQQIATTA 509</text:p>
      <text:p text:style-name="Preformatted_20_Text"><text:s text:c="11"/>GSVTAESGNGQTVFRVRLPMIEQQIATTA</text:p>
      <text:p text:style-name="P1">Sbjct: 481 GSVTAESGNGQTVFRVRLPMIEQQIATTA 509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10:36:40.776317146</meta:creation-date>
    <dc:date>2022-09-30T10:44:32.259361105</dc:date>
    <meta:editing-duration>PT7M55S</meta:editing-duration>
    <meta:editing-cycles>1</meta:editing-cycles>
    <meta:document-statistic meta:table-count="0" meta:image-count="0" meta:object-count="0" meta:page-count="1" meta:paragraph-count="27" meta:word-count="85" meta:character-count="1894" meta:non-whitespace-character-count="1634"/>
    <meta:generator>LibreOffice/6.4.7.2$Linux_X86_64 LibreOffice_project/40$Build-2</meta:generator>
  </office:meta>
</office:document-meta>
</file>